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Нормален" style:master-page-name="MP0" style:family="paragraph">
      <style:paragraph-properties fo:break-before="page"/>
      <style:text-properties fo:font-size="20pt" style:font-size-asian="20pt" style:font-size-complex="20pt" fo:language="bg" fo:country="BG"/>
    </style:style>
    <style:style style:name="P2" style:parent-style-name="Нормален" style:family="paragraph">
      <style:text-properties fo:font-size="20pt" style:font-size-asian="20pt" style:font-size-complex="20pt" fo:language="bg" fo:country="BG"/>
    </style:style>
    <style:style style:name="P3" style:parent-style-name="Нормален" style:family="paragraph">
      <style:text-properties fo:font-size="20pt" style:font-size-asian="20pt" style:font-size-complex="20pt" fo:language="bg" fo:country="BG"/>
    </style:style>
    <style:style style:name="P4" style:parent-style-name="Нормален" style:family="paragraph">
      <style:text-properties fo:font-size="20pt" style:font-size-asian="20pt" style:font-size-complex="20pt"/>
    </style:style>
    <style:style style:name="P5" style:parent-style-name="Нормален" style:family="paragraph">
      <style:text-properties fo:font-size="20pt" style:font-size-asian="20pt" style:font-size-complex="20pt" fo:language="bg" fo:country="BG"/>
    </style:style>
    <style:style style:name="P6" style:parent-style-name="Нормален" style:family="paragraph">
      <style:text-properties fo:font-size="20pt" style:font-size-asian="20pt" style:font-size-complex="20pt"/>
    </style:style>
  </office:automatic-styles>
  <office:body>
    <office:text text:use-soft-page-breaks="true">
      <text:p text:style-name="P1">ГАБРИЕЛА МАРТИНОВА МАРИНОВА</text:p>
      <text:p text:style-name="P2">5 А КЛАС</text:p>
      <text:p text:style-name="P3">ГРУПА Е</text:p>
      <text:p text:style-name="P4">Code::Block</text:p>
      <text:p text:style-name="P5"/>
      <text:p text:style-name="P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Нормален" style:display-name="Нормален" style:family="paragraph">
      <style:text-properties fo:hyphenate="false"/>
    </style:style>
    <style:style style:name="Шрифтнаабзацапоподразбиране" style:display-name="Шрифт на абзаца по подразбиране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302 3</meta:initial-creator>
    <dc:creator>302 3</dc:creator>
    <meta:creation-date>2019-02-16T06:48:00Z</meta:creation-date>
    <dc:date>2019-02-16T10:03:00Z</dc:date>
    <meta:template xlink:href="Normal" xlink:type="simple"/>
    <meta:editing-cycles>3</meta:editing-cycles>
    <meta:editing-duration>PT1200S</meta:editing-duration>
    <meta:document-statistic meta:page-count="1" meta:paragraph-count="1" meta:word-count="8" meta:character-count="58" meta:row-count="1" meta:non-whitespace-character-count="51"/>
  </office:meta>
</office:document-meta>
</file>